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7cm" svg:stroke-color="#000000" draw:marker-start-width="0.21cm" draw:marker-end-width="0.21cm" draw:fill-color="#eeeeee" draw:textarea-horizontal-align="justify" draw:textarea-vertical-align="top" draw:auto-grow-height="false" fo:min-height="1.756cm" fo:min-width="3.555cm" fo:padding-top="0.003cm" fo:padding-bottom="0.003cm" fo:padding-left="0.003cm" fo:padding-right="0.003cm"/>
      <style:paragraph-properties style:writing-mode="lr-tb"/>
    </style:style>
    <style:style style:name="gr2" style:family="graphic" style:parent-style-name="standard">
      <style:graphic-properties draw:stroke="solid" svg:stroke-width="0.007cm" svg:stroke-color="#000000" draw:marker-start-width="0.21cm" draw:marker-end-width="0.21cm" draw:fill-color="#eeeeee" draw:textarea-horizontal-align="justify" draw:textarea-vertical-align="top" draw:auto-grow-height="false" fo:min-height="2.389cm" fo:min-width="8.367cm" fo:padding-top="0.003cm" fo:padding-bottom="0.003cm" fo:padding-left="0.003cm" fo:padding-right="0.003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363cm" fo:min-width="1.557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draw:stroke="solid" svg:stroke-width="0.007cm" svg:stroke-color="#000000" draw:marker-start-width="0.21cm" draw:marker-end-width="0.21cm" draw:fill-color="#eeeeee" draw:textarea-horizontal-align="justify" draw:textarea-vertical-align="top" draw:auto-grow-height="false" fo:min-height="1.766cm" fo:min-width="4.337cm" fo:padding-top="0.003cm" fo:padding-bottom="0.003cm" fo:padding-left="0.003cm" fo:padding-right="0.003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="Symmetric_20_Arrow" draw:marker-end-width="0.227cm" draw:textarea-horizontal-align="center" draw:textarea-vertical-align="middl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969cm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0.834cm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508cm" fo:min-width="2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1.948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94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0.508cm" fo:min-width="3.172cm"/>
      <style:paragraph-properties style:writing-mode="lr-tb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0.508cm" fo:min-width="3.173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0.508cm" fo:min-width="2.1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6" style:family="graphic" style:parent-style-name="standard">
      <style:graphic-properties svg:stroke-color="#000000" draw:fill-color="#cccccc" draw:textarea-horizontal-align="justify" draw:textarea-vertical-align="middle" draw:auto-grow-height="false" fo:min-height="0.508cm" fo:min-width="1.669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P1" style:family="paragraph">
      <style:paragraph-properties fo:text-align="start" style:writing-mode="lr-tb"/>
      <style:text-properties style:font-name="Liberation Serif" fo:font-size="8pt" style:font-size-asian="8pt" style:font-size-complex="8pt"/>
    </style:style>
    <style:style style:name="P2" style:family="paragraph">
      <loext:graphic-properties draw:fill-color="#eeeeee"/>
      <style:paragraph-properties fo:text-align="start" style:writing-mode="lr-tb"/>
      <style:text-properties style:font-name="Liberation Serif" fo:font-size="8pt" style:font-size-asian="8pt" style:font-size-complex="8pt"/>
    </style:style>
    <style:style style:name="P3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4" style:family="paragraph">
      <loext:graphic-properties draw:fill-color="#cccccc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  <style:text-properties fo:font-size="8pt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style:paragraph-properties fo:text-align="center" style:writing-mode="lr-tb"/>
      <style:text-properties fo:font-size="6pt" style:font-size-asian="6pt" style:font-size-complex="6pt"/>
    </style:style>
    <style:style style:name="P9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style:font-name="Liberation Serif" style:font-size-asian="8pt" style:font-size-complex="8pt"/>
    </style:style>
    <style:style style:name="T2" style:family="text">
      <style:text-properties style:font-name="Liberation Seri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xml:id="id5" draw:id="id5" draw:layer="layout" svg:width="3.561cm" svg:height="1.762cm" svg:x="0.254cm" svg:y="3.52cm">
          <text:p text:style-name="P1"><text:span text:style-name="T1">TensorF</text:span><text:span text:style-name="T1">low Lite </text:span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73cm" svg:height="2.395cm" svg:x="0.256cm" svg:y="0.764cm">
          <text:p text:style-name="P1"><text:span text:style-name="T1">TensorFlow Lite 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1.575cm" svg:height="0.381cm" svg:x="3.595cm" svg:y="0.048cm"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343cm" svg:height="1.772cm" svg:x="4.293cm" svg:y="3.515cm">
          <text:p text:style-name="P1"><text:span text:style-name="T1">Hardware 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4.382cm" svg:y1="0.429cm" svg:x2="4.381cm" svg:y2="1.018cm" draw:start-shape="id1" draw:start-glue-point="2" draw:end-shape="id2" draw:end-glue-point="4" svg:d="M4382 429v298h-1v291" svg:viewBox="0 0 2 590">
          <text:p/>
        </draw:connector>
        <draw:frame draw:style-name="gr6" draw:text-style-name="P7" draw:layer="layout" svg:width="2.969cm" svg:height="0.314cm" svg:x="4.563cm" svg:y="0.468cm">
          <draw:text-box>
            <text:p text:style-name="P6"><text:span text:style-name="T3">Inv</text:span><text:span text:style-name="T3">oke </text:span><text:span text:style-name="T3">infe</text:span><text:span text:style-name="T3">ren</text:span><text:span text:style-name="T3">ce</text:span></text:p>
          </draw:text-box>
        </draw:frame>
        <draw:custom-shape draw:style-name="gr7" draw:text-style-name="P9" xml:id="id4" draw:id="id4" draw:layer="layout" svg:width="1.668cm" svg:height="0.762cm" svg:x="1.199cm" svg:y="2.353cm">
          <text:p text:style-name="P8">Conv2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xml:id="id3" draw:id="id3" draw:layer="layout" svg:width="2.662cm" svg:height="0.508cm" svg:x="4.166cm" svg:y="2.48cm">
          <text:p text:style-name="P8">Compute operator</text:p>
          <text:p text:style-name="P8">on CPU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0.556cm" svg:height="0.314cm" svg:x="3.007cm" svg:y="2.465cm">
          <draw:text-box>
            <text:p text:style-name="P6">No</text:p>
          </draw:text-box>
        </draw:frame>
        <draw:custom-shape draw:style-name="gr10" draw:text-style-name="P9" xml:id="id2" draw:id="id2" draw:layer="layout" svg:width="3.895cm" svg:height="0.762cm" svg:x="2.433cm" svg:y="1.018cm">
          <text:p text:style-name="P8">Compute graph iterat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0" draw:layer="layout" svg:width="1.233cm" svg:height="0.94cm" svg:x="2.069cm" svg:y="1.644cm">
          <draw:text-box>
            <text:p text:style-name="P6">Tensor operator</text:p>
          </draw:text-box>
        </draw:frame>
        <draw:custom-shape draw:style-name="gr12" draw:text-style-name="P9" xml:id="id6" draw:id="id6" draw:layer="layout" svg:width="3.172cm" svg:height="0.508cm" svg:x="0.458cm" svg:y="3.85cm">
          <text:p text:style-name="P8">Transfer</text:p>
          <text:p text:style-name="P8">configuration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3cm" svg:height="0.508cm" svg:x="0.457cm" svg:y="4.647cm">
          <text:p text:style-name="P8">Transfer</text:p>
          <text:p text:style-name="P8">input and output tensor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.291cm" svg:x1="6.828cm" svg:y1="2.734cm" svg:x2="6.328cm" svg:y2="1.399cm" draw:start-shape="id3" draw:start-glue-point="1" draw:end-shape="id2" draw:end-glue-point="7" svg:d="M6828 2734h792v-1335h-1292" svg:viewBox="0 0 1293 1336">
          <text:p/>
        </draw:connector>
        <draw:connector draw:style-name="gr5" draw:text-style-name="P5" draw:layer="layout" svg:x1="2.433cm" svg:y1="1.399cm" svg:x2="2.033cm" svg:y2="2.353cm" draw:start-shape="id2" draw:start-glue-point="5" draw:end-shape="id4" draw:end-glue-point="4" svg:d="M2433 1399h-400v954" svg:viewBox="0 0 401 955">
          <text:p/>
        </draw:connector>
        <draw:connector draw:style-name="gr5" draw:text-style-name="P5" draw:layer="layout" svg:x1="2.867cm" svg:y1="2.734cm" svg:x2="4.166cm" svg:y2="2.734cm" draw:start-shape="id4" draw:start-glue-point="7" draw:end-shape="id3" draw:end-glue-point="3" svg:d="M2867 2734h1299" svg:viewBox="0 0 1300 1">
          <text:p/>
        </draw:connector>
        <draw:connector draw:style-name="gr5" draw:text-style-name="P5" draw:layer="layout" svg:x1="2.033cm" svg:y1="3.115cm" svg:x2="2.034cm" svg:y2="3.52cm" draw:start-shape="id4" draw:start-glue-point="6" draw:end-shape="id5" draw:end-glue-point="0" svg:d="M2033 3115v202h1v203" svg:viewBox="0 0 2 406">
          <text:p/>
        </draw:connector>
        <draw:connector draw:style-name="gr5" draw:text-style-name="P5" draw:layer="layout" svg:x1="2.044cm" svg:y1="4.358cm" svg:x2="2.043cm" svg:y2="4.647cm" draw:start-shape="id6" draw:start-glue-point="2" draw:end-shape="id7" draw:end-glue-point="0" svg:d="M2044 4358v145h-1v144" svg:viewBox="0 0 2 290">
          <text:p/>
        </draw:connector>
        <draw:connector draw:style-name="gr5" draw:text-style-name="P5" draw:layer="layout" svg:x1="3.815cm" svg:y1="4.401cm" svg:x2="4.293cm" svg:y2="4.401cm" draw:start-shape="id5" draw:start-glue-point="1" draw:end-shape="id8" draw:end-glue-point="3" svg:d="M3815 4401h478" svg:viewBox="0 0 479 1">
          <text:p/>
        </draw:connector>
        <draw:connector draw:style-name="gr5" draw:text-style-name="P5" draw:layer="layout" svg:x1="7.616cm" svg:y1="3.859cm" svg:x2="6.328cm" svg:y2="1.399cm" draw:start-shape="id9" draw:start-glue-point="0" draw:end-shape="id2" draw:end-glue-point="7" svg:d="M7616 3859v-2460h-1288" svg:viewBox="0 0 1289 2461">
          <text:p/>
        </draw:connector>
        <draw:custom-shape draw:style-name="gr14" draw:text-style-name="P9" xml:id="id10" draw:id="id10" draw:layer="layout" svg:width="2.196cm" svg:height="0.508cm" svg:x="4.43cm" svg:y="3.848cm">
          <text:p text:style-name="P8">Trigger DMA</text:p>
          <draw:enhanced-geometry svg:viewBox="0 0 21600 21600" draw:type="rectangle" draw:enhanced-path="M 0 0 L 21600 0 21600 21600 0 21600 0 0 Z N"/>
        </draw:custom-shape>
        <draw:custom-shape draw:style-name="gr14" draw:text-style-name="P9" xml:id="id11" draw:id="id11" draw:layer="layout" svg:width="2.196cm" svg:height="0.508cm" svg:x="4.43cm" svg:y="4.652cm">
          <text:p text:style-name="P8">Trigger TP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556cm" svg:height="0.627cm" svg:x="2.148cm" svg:y="3.165cm">
          <draw:text-box>
            <text:p text:style-name="P6">Yes</text:p>
          </draw:text-box>
        </draw:frame>
        <draw:custom-shape draw:style-name="gr16" draw:text-style-name="P9" xml:id="id9" draw:id="id9" draw:layer="layout" svg:width="1.669cm" svg:height="0.508cm" svg:x="6.782cm" svg:y="3.859cm">
          <text:p text:style-name="P8">Interruptio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528cm" svg:y1="4.356cm" svg:x2="5.528cm" svg:y2="4.652cm" draw:start-shape="id10" draw:start-glue-point="2" draw:end-shape="id11" draw:end-glue-point="0" svg:d="M5528 4356v296" svg:viewBox="0 0 1 297">
          <text:p/>
        </draw:connector>
        <draw:connector draw:style-name="gr5" draw:text-style-name="P5" draw:layer="layout" svg:x1="6.626cm" svg:y1="4.906cm" svg:x2="7.616cm" svg:y2="4.367cm" draw:start-shape="id11" draw:start-glue-point="1" draw:end-shape="id9" draw:end-glue-point="2" svg:d="M6626 4906h990v-539" svg:viewBox="0 0 991 540">
          <text:p/>
        </draw:connector>
        <draw:frame draw:style-name="gr17" draw:text-style-name="P10" draw:layer="layout" svg:width="0.928cm" svg:height="0.314cm" svg:x="7.678cm" svg:y="3.571cm">
          <draw:text-box>
            <text:p text:style-name="P6"><text:span text:style-name="T4">Don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6T01:36:23.830764160</dc:date>
    <meta:editing-duration>PT3H11M8S</meta:editing-duration>
    <meta:editing-cycles>43</meta:editing-cycles>
    <meta:document-statistic meta:object-count="27"/>
  </office:meta>
</office:document-meta>
</file>